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d0d3"/>
    </style:style>
    <style:style style:name="P2" style:family="paragraph" style:parent-style-name="Standard">
      <style:text-properties fo:font-size="12pt" officeooo:paragraph-rsid="0012d0d3" style:font-size-asian="12pt" style:font-size-complex="12pt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1" draw:name="Objekt1" text:anchor-type="as-char" svg:y="-1.27cm" svg:width="5.108cm" svg:height="1.60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S is a Set witch has the property: |S| &gt; 1. Because if for Example S={0,1} then |{0,1}^|N|| gives alle Reel Numbers if viewed as a Crossproduct of the Set {0,1} with it self many many times and a littlebit edited by adding a comma at a arbitary but firmly Place. Give the Place the name c. And a value which is the exact place comming from the Right. Then you get every Reel Number between Zero and 2^c-1. It is known that every Interval on the numberline has the exact same amount of ReelNumbers then any other. And further that amount is equal to |R|. Is this already proofen?</text:p>
      <text:p text:style-name="Standard"/>
      <text:p text:style-name="Standard">Stp. Google hard and find out if there is any proof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18:51:09.755486072</meta:creation-date>
    <dc:date>2021-06-04T19:43:53.743193849</dc:date>
    <meta:editing-duration>PT3M27S</meta:editing-duration>
    <meta:editing-cycles>2</meta:editing-cycles>
    <meta:generator>LibreOffice/6.4.7.2$Linux_X86_64 LibreOffice_project/40$Build-2</meta:generator>
    <meta:document-statistic meta:table-count="0" meta:image-count="0" meta:object-count="1" meta:page-count="1" meta:paragraph-count="3" meta:word-count="121" meta:character-count="630" meta:non-whitespace-character-count="511"/>
  </office:meta>
</office:document-meta>
</file>

<file path=Object 1/content.xml><?xml version="1.0" encoding="utf-8"?>
<math xmlns="http://www.w3.org/1998/Math/MathML" display="block">
  <semantics>
    <mrow>
      <mrow>
        <mo fence="true" stretchy="false">|</mo>
        <mrow>
          <mi mathvariant="normal">ℝ</mi>
        </mrow>
        <mo fence="true" stretchy="false">|</mo>
      </mrow>
      <mo stretchy="false">=</mo>
      <msup>
        <mrow>
          <mo fence="true" stretchy="false">|</mo>
          <mrow>
            <mi>S</mi>
          </mrow>
          <mo fence="true" stretchy="false">|</mo>
        </mrow>
        <mrow>
          <mo fence="true" stretchy="false">|</mo>
          <mrow>
            <mi mathvariant="normal">ℕ</mi>
          </mrow>
          <mo fence="true" stretchy="false">|</mo>
        </mrow>
      </msup>
    </mrow>
    <annotation encoding="StarMath 5.0">lline setR  rline = lline  S rline ^{ lline setN  rline }</annotation>
  </semantics>
</math>
</file>